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ExtensionLocatio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14$Build-9162$CWS-dv02</meta:generator>
    <meta:creation-date>2007-06-11T14:53:03</meta:creation-date>
    <dc:date>2007-06-11T14:54:44</dc:date>
    <dc:language>de-DE</dc:language>
    <meta:editing-cycles>2</meta:editing-cycles>
    <meta:editing-duration>PT1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xtensionLocation"/>
</library:library>
</file>

<file path=Basic/Standard/tExtensionLocation.xml><?xml version="1.0" encoding="utf-8"?>
<!DOCTYPE module  PUBLIC '-//OpenOffice.org//DTD OfficeDocument 1.0//EN'  'module.dtd'>
<script:module xmlns:script="http://openoffice.org/2000/script" script:name="tExtensionLocation" script:language="StarBasic">REM  *****  BASIC  *****

Sub Main
    Dim oContext
    Dim oSingleton
    oContext = getDefaultContext
    oSingleton = oContext.getValueByName( "/singletons/com.sun.star.deployment.PackageInformationProvider" )
    MsgBox oSingleton.getPackageLocation( "org.openoffice.extensions.testarea.desktop.location" 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